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13e" officeooo:paragraph-rsid="001b713e"/>
    </style:style>
    <style:style style:name="P2" style:family="paragraph" style:parent-style-name="Standard">
      <style:text-properties officeooo:paragraph-rsid="001b713e"/>
    </style:style>
    <style:style style:name="P3" style:family="paragraph" style:parent-style-name="Standard">
      <style:text-properties officeooo:rsid="001d08ca" officeooo:paragraph-rsid="001d08ca"/>
    </style:style>
    <style:style style:name="P4" style:family="paragraph" style:parent-style-name="Standard">
      <style:text-properties fo:font-size="12pt" fo:font-weight="normal" officeooo:rsid="001d08ca" officeooo:paragraph-rsid="001d08ca" style:font-weight-asian="normal" style:font-weight-complex="normal"/>
    </style:style>
    <style:style style:name="T1" style:family="text">
      <style:text-properties officeooo:rsid="001b71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weight-asian="bold" style:font-weight-complex="bold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****************************************************************************</text:p>
      <text:p text:style-name="P3"><text:span text:style-name="T6">Internet problem in board:</text:span><text:line-break/></text:p>
      <text:p text:style-name="P2"><text:span text:style-name="T1">First check the routing in board:</text:span></text:p>
      <text:p text:style-name="P2"><text:span text:style-name="T1">ip route</text:span></text:p>
      <text:p text:style-name="P2"><text:span text:style-name="T1">if it shows both lan and wifi check which one has lower metric(higher priority)</text:span></text:p>
      <text:p text:style-name="P2"><text:span text:style-name="T1">one solution is to connect to wifi and use lower metric for it:<text:line-break/></text:span>sudo nmcli device wifi list sudo nmcli device wifi connect "SSID" password "your_password"</text:p>
      <text:p text:style-name="P2"/>
      <text:p text:style-name="P2"/>
      <text:p text:style-name="P2">sudo ip route del default via 192.168.178.1 dev wlan0</text:p>
      <text:p text:style-name="P2">sudo ip route add default via 192.168.178.1 dev wlan0 metric 50</text:p>
      <text:p text:style-name="P2"/>
      <text:p text:style-name="P1">other solution is to fix the nat forwarding:</text:p>
      <text:p text:style-name="P2"><text:span text:style-name="T1">first try this:<text:line-break/></text:span>sudo iptables -P FORWARD ACCEPT</text:p>
      <text:p text:style-name="P2"/>
      <text:p text:style-name="P1">if it does not work try this then above as well:<text:line-break/>sudo iptables -t nat -A POSTROUTING -o wlp0s20f3 -j MASQUERADE</text:p>
      <text:p text:style-name="P1">sudo iptables -A FORWARD -i eth0 -o wlp0s20f3 -j ACCEPT</text:p>
      <text:p text:style-name="P1">sudo iptables -A FORWARD -m state --state RELATED,ESTABLISHED -j ACCEPT</text:p>
      <text:p text:style-name="P1"/>
      <text:p text:style-name="P1">******************************************************************************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7:59:55.623813452</meta:creation-date>
    <dc:date>2025-01-20T18:03:46.545483535</dc:date>
    <meta:editing-duration>PT3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32" meta:character-count="899" meta:non-whitespace-character-count="781"/>
  </office:meta>
</office:document-meta>
</file>